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3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4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5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6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7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8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9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0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1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2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3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4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5" style:parent-style-name="Standard" style:family="paragraph">
      <style:paragraph-properties fo:margin-top="0.3055in" fo:margin-bottom="0.3055in" fo:line-height="100%" fo:margin-left="0.5in" fo:background-color="#FFFFFF">
        <style:tab-stops/>
      </style:paragraph-properties>
      <style:text-properties style:font-name="Roboto" style:font-name-asian="Roboto" style:font-name-complex="Roboto" fo:font-size="15pt" style:font-size-asian="15pt" style:font-size-complex="15pt"/>
    </style:style>
    <style:style style:name="P16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7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8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20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2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22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2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24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25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26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2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T28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29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30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31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32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33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34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35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36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37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38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39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40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41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42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4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44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4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46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4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48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4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50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5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52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53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54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5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56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5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58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5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60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6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62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6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64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65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66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6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68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6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70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7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72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7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74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7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76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77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78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7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80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8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82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8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84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8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86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8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88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89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90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91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92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9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94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9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96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9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98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9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00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0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02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03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04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0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06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0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08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0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10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1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12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1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14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15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16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1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18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1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20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2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22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2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24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2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26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27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28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2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30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3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32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3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34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35" style:parent-style-name="Heading2" style:family="paragraph">
      <style:paragraph-properties fo:keep-with-next="auto" fo:keep-together="auto" fo:margin-top="0in" fo:margin-bottom="0.2083in" fo:line-height="150%" fo:background-color="#FFFFFF"/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36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37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38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39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40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41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42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43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44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45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46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47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48" style:parent-style-name="Standard" style:family="paragraph">
      <style:paragraph-properties fo:margin-top="0.3055in" fo:margin-bottom="0.3055in" fo:line-height="100%" fo:background-color="#FFFFFF"/>
      <style:text-properties style:font-name="Roboto" style:font-name-asian="Roboto" style:font-name-complex="Roboto" fo:font-size="15pt" style:font-size-asian="15pt" style:font-size-complex="15pt"/>
    </style:style>
    <style:style style:name="P149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50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51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52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53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54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55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56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57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58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59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60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61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62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63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64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65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66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67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68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69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70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71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72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73" style:parent-style-name="Heading2" style:family="paragraph">
      <style:paragraph-properties fo:keep-with-next="auto" fo:keep-together="auto" fo:margin-top="0in" fo:margin-bottom="0.2083in" fo:line-height="150%" fo:background-color="#FFFFFF"/>
    </style:style>
    <style:style style:name="T174" style:parent-style-name="DefaultParagraphFont" style:family="text">
      <style:text-properties style:font-name="Roboto" style:font-name-asian="Roboto" style:font-name-complex="Roboto" fo:font-weight="bold" style:font-weight-asian="bold" fo:color="#333333" fo:font-size="15pt" style:font-size-asian="15pt" style:font-size-complex="15pt"/>
    </style:style>
    <style:style style:name="P175" style:parent-style-name="Standard" style:family="paragraph">
      <style:paragraph-properties fo:margin-top="0.3055in" fo:line-height="100%" fo:margin-left="0.7083in" fo:background-color="#FFFFFF">
        <style:tab-stops/>
      </style:paragraph-properties>
    </style:style>
    <style:style style:name="T176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77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78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79" style:parent-style-name="Standard" style:family="paragraph">
      <style:paragraph-properties fo:line-height="100%" fo:margin-left="0.7083in" fo:background-color="#FFFFFF">
        <style:tab-stops/>
      </style:paragraph-properties>
    </style:style>
    <style:style style:name="T180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81" style:parent-style-name="Standard" style:family="paragraph">
      <style:paragraph-properties fo:margin-bottom="0.3055in" fo:line-height="100%" fo:margin-left="0.7083in" fo:background-color="#FFFFFF">
        <style:tab-stops/>
      </style:paragraph-properties>
    </style:style>
    <style:style style:name="T182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83" style:parent-style-name="Standard" style:family="paragraph">
      <style:paragraph-properties fo:margin-bottom="0.3055in" fo:line-height="100%" fo:margin-left="0.4583in" fo:background-color="#FFFFFF">
        <style:tab-stops/>
      </style:paragraph-properties>
    </style:style>
    <style:style style:name="T184" style:parent-style-name="DefaultParagraphFont" style:family="text">
      <style:text-properties style:font-name="Roboto" style:font-name-asian="Roboto" style:font-name-complex="Roboto" fo:font-size="15pt" style:font-size-asian="15pt" style:font-size-complex="15pt"/>
    </style:style>
    <style:style style:name="P185" style:parent-style-name="Standard" style:family="paragraph">
      <style:paragraph-properties fo:margin-top="0.3055in" fo:margin-bottom="0.3055in" fo:line-height="100%" fo:background-color="#FFFFFF"/>
      <style:text-properties style:font-name="Roboto" style:font-name-asian="Roboto" style:font-name-complex="Roboto" fo:font-size="15pt" style:font-size-asian="15pt" style:font-size-complex="15pt"/>
    </style:style>
  </office:automatic-styles>
  <office:body>
    <office:text text:use-soft-page-breaks="true">
      <text:p text:style-name="P1"><text:span text:style-name="T2">Question For a = 60 , b = 13 compare the numbers using bitwise operators like AND, OR, XOR, NOT.</text:span></text:p>
      <text:p text:style-name="Standard"/>
      <text:h text:style-name="P3" text:outline-level="2"><text:bookmark-start text:name="_s1g22p732eyl"/><text:bookmark-end text:name="_s1g22p732eyl"/><text:span text:style-name="T4">01. Which of the following statements assigns the value 25 to the variable x in Python:</text:span></text:h>
      <text:list text:style-name="WWNum9">
        <text:list-item text:start-value="1">
          <text:p text:style-name="P5"><text:span text:style-name="T6">x ← 25</text:span></text:p>
        </text:list-item>
        <text:list-item>
          <text:p text:style-name="P7"><text:span text:style-name="T8">x = 25</text:span></text:p>
        </text:list-item>
        <text:list-item>
          <text:p text:style-name="P9"><text:span text:style-name="T10">x := 25</text:span></text:p>
        </text:list-item>
        <text:list-item>
          <text:p text:style-name="P11"><text:span text:style-name="T12">int x = 25</text:span></text:p>
        </text:list-item>
        <text:list-item>
          <text:p text:style-name="P13"><text:span text:style-name="T14">x &lt;&lt; 25</text:span></text:p>
        </text:list-item>
      </text:list>
      <text:p text:style-name="P15">Ans-&gt;x=25</text:p>
      <text:h text:style-name="P16" text:outline-level="2"><text:bookmark-start text:name="_mogbdpdinkv2"/><text:bookmark-end text:name="_mogbdpdinkv2"/><text:span text:style-name="T17">02. In Python, a variable may be assigned a value of one type, and then later assigned a value of a different type:</text:span></text:h>
      <text:list text:style-name="WWNum6">
        <text:list-item text:start-value="1">
          <text:p text:style-name="P18"><text:span text:style-name="T19">False</text:span></text:p>
        </text:list-item>
        <text:list-item>
          <text:p text:style-name="P20"><text:span text:style-name="T21">True</text:span></text:p>
        </text:list-item>
      </text:list>
      <text:p text:style-name="P22"><text:span text:style-name="T23">Ans-&gt;true</text:span></text:p>
      <text:h text:style-name="P24" text:outline-level="2"><text:bookmark-start text:name="_76y8bgysnr6j"/><text:bookmark-end text:name="_76y8bgysnr6j"/><text:span text:style-name="T25">03. Which one of the following is the correct way of declaring and initializing a variable, x with the value 7?</text:span></text:h>
      <text:list text:style-name="WWNum12">
        <text:list-item text:start-value="1">
          <text:p text:style-name="P26"><text:span text:style-name="T27">int x</text:span><text:span text:style-name="T28"><text:line-break/>x=7</text:span></text:p>
        </text:list-item>
        <text:list-item>
          <text:p text:style-name="P29"><text:span text:style-name="T30">int x=7</text:span></text:p>
        </text:list-item>
        <text:list-item>
          <text:p text:style-name="P31"><text:span text:style-name="T32">x=7</text:span></text:p>
        </text:list-item>
        <text:list-item>
          <text:p text:style-name="P33"><text:span text:style-name="T34">declare x=7</text:span></text:p>
        </text:list-item>
      </text:list>
      <text:p text:style-name="P35"><text:span text:style-name="T36">Ans-&gt;x=7</text:span></text:p>
      <text:h text:style-name="P37" text:outline-level="2"><text:bookmark-start text:name="_hez2mb8f80sn"/><text:bookmark-end text:name="_hez2mb8f80sn"/></text:h>
      <text:h text:style-name="P38" text:outline-level="2"><text:bookmark-start text:name="_xbxmuw4yypzj"/><text:bookmark-end text:name="_xbxmuw4yypzj"/></text:h>
      <text:h text:style-name="P39" text:outline-level="2"><text:bookmark-start text:name="_b8cvh5f2s0cx"/><text:bookmark-end text:name="_b8cvh5f2s0cx"/></text:h>
      <text:h text:style-name="P40" text:outline-level="2"><text:bookmark-start text:name="_nl1t4jj0h4f"/><text:bookmark-end text:name="_nl1t4jj0h4f"/><text:span text:style-name="T41">04. What will be the output of statement 2**2**2**2</text:span></text:h>
      <text:list text:style-name="WWNum3">
        <text:list-item text:start-value="1">
          <text:p text:style-name="P42"><text:span text:style-name="T43">16</text:span></text:p>
        </text:list-item>
        <text:list-item>
          <text:p text:style-name="P44"><text:span text:style-name="T45">256</text:span></text:p>
        </text:list-item>
        <text:list-item>
          <text:p text:style-name="P46"><text:span text:style-name="T47">32768</text:span></text:p>
        </text:list-item>
        <text:list-item>
          <text:p text:style-name="P48"><text:span text:style-name="T49">65536</text:span></text:p>
        </text:list-item>
      </text:list>
      <text:p text:style-name="P50"><text:span text:style-name="T51">Ans-&gt;65536</text:span></text:p>
      <text:h text:style-name="P52" text:outline-level="2"><text:bookmark-start text:name="_u8leds7k5csw"/><text:bookmark-end text:name="_u8leds7k5csw"/><text:span text:style-name="T53">05. Which of the following statement is False?</text:span></text:h>
      <text:list text:style-name="WWNum10">
        <text:list-item text:start-value="1">
          <text:p text:style-name="P54"><text:span text:style-name="T55">Variable names can be arbitrarily long.</text:span></text:p>
        </text:list-item>
        <text:list-item>
          <text:p text:style-name="P56"><text:span text:style-name="T57">They can contain both letters and numbers.</text:span></text:p>
        </text:list-item>
        <text:list-item>
          <text:p text:style-name="P58"><text:span text:style-name="T59">Variable name can begin with underscore.</text:span></text:p>
        </text:list-item>
        <text:list-item>
          <text:p text:style-name="P60"><text:span text:style-name="T61">Variable name can begin with number.</text:span></text:p>
        </text:list-item>
      </text:list>
      <text:p text:style-name="P62"><text:span text:style-name="T63">Ans-&gt;option4</text:span></text:p>
      <text:h text:style-name="P64" text:outline-level="2"><text:bookmark-start text:name="_rj1rwusb04mi"/><text:bookmark-end text:name="_rj1rwusb04mi"/><text:span text:style-name="T65">06. What is the output of the following code: print 9//2</text:span></text:h>
      <text:list text:style-name="WWNum4">
        <text:list-item text:start-value="1">
          <text:p text:style-name="P66"><text:span text:style-name="T67">4</text:span></text:p>
        </text:list-item>
        <text:list-item>
          <text:p text:style-name="P68"><text:span text:style-name="T69">4.5</text:span></text:p>
        </text:list-item>
        <text:list-item>
          <text:p text:style-name="P70"><text:span text:style-name="T71">4.0</text:span></text:p>
        </text:list-item>
        <text:list-item>
          <text:p text:style-name="P72"><text:span text:style-name="T73">Error</text:span></text:p>
        </text:list-item>
      </text:list>
      <text:p text:style-name="P74"><text:span text:style-name="T75">Ans-&gt;option1=4</text:span></text:p>
      <text:h text:style-name="P76" text:outline-level="2"><text:bookmark-start text:name="_ed8u02ck5alr"/><text:bookmark-end text:name="_ed8u02ck5alr"/><text:span text:style-name="T77">07. Which of the following is not a valid variable name in Python?</text:span></text:h>
      <text:soft-page-break/>
      <text:list text:style-name="WWNum7">
        <text:list-item text:start-value="1">
          <text:p text:style-name="P78"><text:span text:style-name="T79">_var</text:span></text:p>
        </text:list-item>
        <text:list-item>
          <text:p text:style-name="P80"><text:span text:style-name="T81">var_name</text:span></text:p>
        </text:list-item>
        <text:list-item>
          <text:p text:style-name="P82"><text:span text:style-name="T83">var11</text:span></text:p>
        </text:list-item>
        <text:list-item>
          <text:p text:style-name="P84"><text:span text:style-name="T85">5var</text:span></text:p>
        </text:list-item>
      </text:list>
      <text:p text:style-name="P86"><text:span text:style-name="T87">Ans-&gt;5var</text:span></text:p>
      <text:h text:style-name="P88" text:outline-level="2"><text:bookmark-start text:name="_8tydagd6kmnr"/><text:bookmark-end text:name="_8tydagd6kmnr"/></text:h>
      <text:h text:style-name="P89" text:outline-level="2"><text:bookmark-start text:name="_brk3tma296e"/><text:bookmark-end text:name="_brk3tma296e"/></text:h>
      <text:h text:style-name="P90" text:outline-level="2"><text:bookmark-start text:name="_yx00rt1vivqq"/><text:bookmark-end text:name="_yx00rt1vivqq"/><text:span text:style-name="T91">08. What is the maximum length of an identifier in python?</text:span></text:h>
      <text:list text:style-name="WWNum14">
        <text:list-item text:start-value="1">
          <text:p text:style-name="P92"><text:span text:style-name="T93">32</text:span></text:p>
        </text:list-item>
        <text:list-item>
          <text:p text:style-name="P94"><text:span text:style-name="T95">31</text:span></text:p>
        </text:list-item>
        <text:list-item>
          <text:p text:style-name="P96"><text:span text:style-name="T97">63</text:span></text:p>
        </text:list-item>
        <text:list-item>
          <text:p text:style-name="P98"><text:span text:style-name="T99">None of the above</text:span></text:p>
        </text:list-item>
      </text:list>
      <text:p text:style-name="P100"><text:span text:style-name="T101">Ans-&gt;nota</text:span></text:p>
      <text:h text:style-name="P102" text:outline-level="2"><text:bookmark-start text:name="_ywo9qkgpaqvp"/><text:bookmark-end text:name="_ywo9qkgpaqvp"/><text:span text:style-name="T103">09. Which of the following declarations is incorrect?</text:span></text:h>
      <text:list text:style-name="WWNum13">
        <text:list-item text:start-value="1">
          <text:p text:style-name="P104"><text:span text:style-name="T105">None Of the below</text:span></text:p>
        </text:list-item>
        <text:list-item>
          <text:p text:style-name="P106"><text:span text:style-name="T107">_x = 2</text:span></text:p>
        </text:list-item>
        <text:list-item>
          <text:p text:style-name="P108"><text:span text:style-name="T109">__x = 3</text:span></text:p>
        </text:list-item>
        <text:list-item>
          <text:p text:style-name="P110"><text:span text:style-name="T111">__xyz__ = 5</text:span></text:p>
        </text:list-item>
      </text:list>
      <text:p text:style-name="P112"><text:span text:style-name="T113">Ans-&gt; _x=2</text:span></text:p>
      <text:h text:style-name="P114" text:outline-level="2"><text:bookmark-start text:name="_yvdtk0ct291v"/><text:bookmark-end text:name="_yvdtk0ct291v"/><text:span text:style-name="T115">10. What is the result of round(0.5) – round(-0.5)?</text:span></text:h>
      <text:list text:style-name="WWNum8">
        <text:list-item text:start-value="1">
          <text:p text:style-name="P116"><text:span text:style-name="T117">1.0</text:span></text:p>
        </text:list-item>
        <text:list-item>
          <text:p text:style-name="P118"><text:span text:style-name="T119">2.0</text:span></text:p>
        </text:list-item>
        <text:list-item>
          <text:p text:style-name="P120"><text:span text:style-name="T121">0</text:span></text:p>
        </text:list-item>
        <text:list-item>
          <text:p text:style-name="P122"><text:span text:style-name="T123">None Of the above</text:span></text:p>
        </text:list-item>
      </text:list>
      <text:p text:style-name="P124"><text:span text:style-name="T125">Ans-&gt;2.0</text:span></text:p>
      <text:h text:style-name="P126" text:outline-level="2"><text:bookmark-start text:name="_4k3huowrqt2m"/><text:bookmark-end text:name="_4k3huowrqt2m"/><text:span text:style-name="T127">11. In Python, a variable must be declared before it is assigned a value:</text:span></text:h>
      <text:list text:style-name="WWNum15">
        <text:list-item text:start-value="1">
          <text:p text:style-name="P128"><text:span text:style-name="T129">True</text:span></text:p>
        </text:list-item>
        <text:list-item>
          <text:p text:style-name="P130"><text:span text:style-name="T131">False</text:span></text:p>
        </text:list-item>
      </text:list>
      <text:p text:style-name="P132"><text:span text:style-name="T133">Ans-&gt;false</text:span></text:p>
      <text:h text:style-name="P134" text:outline-level="2"><text:bookmark-start text:name="_wp7s5n8unqr1"/><text:bookmark-end text:name="_wp7s5n8unqr1"/></text:h>
      <text:h text:style-name="P135" text:outline-level="2"><text:bookmark-start text:name="_foonn7txakng"/><text:bookmark-end text:name="_foonn7txakng"/></text:h>
      <text:h text:style-name="P136" text:outline-level="2"><text:bookmark-start text:name="_ogmnl2p5k2l8"/><text:bookmark-end text:name="_ogmnl2p5k2l8"/><text:span text:style-name="T137">12. Why does the name of local variables start with an underscore discouraged?</text:span></text:h>
      <text:list text:style-name="WWNum5">
        <text:list-item text:start-value="1">
          <text:p text:style-name="P138"><text:span text:style-name="T139">To identify the variable</text:span></text:p>
        </text:list-item>
        <text:list-item>
          <text:p text:style-name="P140"><text:span text:style-name="T141">It confuses the interpreter</text:span></text:p>
        </text:list-item>
        <text:list-item>
          <text:p text:style-name="P142"><text:span text:style-name="T143">It indicates a private variable of a class</text:span></text:p>
        </text:list-item>
        <text:list-item>
          <text:p text:style-name="P144"><text:span text:style-name="T145">None of these</text:span></text:p>
        </text:list-item>
      </text:list>
      <text:p text:style-name="P146"><text:span text:style-name="T147">Ans-&gt;it indicates a private variable of a class</text:span></text:p>
      <text:p text:style-name="P148"/>
      <text:h text:style-name="P149" text:outline-level="2"><text:bookmark-start text:name="_x0m36x34zego"/><text:bookmark-end text:name="_x0m36x34zego"/><text:span text:style-name="T150">13. Which of the following will run without errors?</text:span></text:h>
      <text:list text:style-name="WWNum1">
        <text:list-item text:start-value="1">
          <text:p text:style-name="P151"><text:span text:style-name="T152">round(75.8)</text:span></text:p>
        </text:list-item>
        <text:list-item>
          <text:p text:style-name="P153"><text:span text:style-name="T154">round()</text:span></text:p>
        </text:list-item>
        <text:list-item>
          <text:p text:style-name="P155"><text:span text:style-name="T156">round(5352.898,9,5)</text:span></text:p>
        </text:list-item>
        <text:list-item>
          <text:p text:style-name="P157"><text:span text:style-name="T158">round(6463.123,2,6)</text:span></text:p>
        </text:list-item>
      </text:list>
      <text:p text:style-name="P159"><text:span text:style-name="T160">Ans-&gt;round(75.8)</text:span></text:p>
      <text:h text:style-name="P161" text:outline-level="2"><text:bookmark-start text:name="_azhr1vcw0vx"/><text:bookmark-end text:name="_azhr1vcw0vx"/><text:span text:style-name="T162">14. Which of the following is a valid variable?</text:span></text:h>
      <text:list text:style-name="WWNum2">
        <text:list-item text:start-value="1">
          <text:p text:style-name="P163"><text:span text:style-name="T164">var@</text:span></text:p>
        </text:list-item>
        <text:list-item>
          <text:p text:style-name="P165"><text:span text:style-name="T166">32var</text:span></text:p>
        </text:list-item>
        <text:list-item>
          <text:p text:style-name="P167"><text:span text:style-name="T168">in</text:span></text:p>
        </text:list-item>
        <text:list-item>
          <text:p text:style-name="P169"><text:span text:style-name="T170">abc_x</text:span></text:p>
        </text:list-item>
      </text:list>
      <text:p text:style-name="P171"><text:span text:style-name="T172">Ans-&gt;abc_x</text:span></text:p>
      <text:h text:style-name="P173" text:outline-level="2"><text:bookmark-start text:name="_tk1cmyetqjd3"/><text:bookmark-end text:name="_tk1cmyetqjd3"/><text:span text:style-name="T174">15. Is Python case sensitive when dealing with identifiers?</text:span></text:h>
      <text:list text:style-name="WWNum11">
        <text:list-item text:start-value="1">
          <text:p text:style-name="P175"><text:span text:style-name="T176">Yes</text:span></text:p>
        </text:list-item>
        <text:list-item>
          <text:p text:style-name="P177"><text:span text:style-name="T178">No</text:span></text:p>
        </text:list-item>
        <text:list-item>
          <text:p text:style-name="P179"><text:span text:style-name="T180">Machine dependent</text:span></text:p>
        </text:list-item>
        <text:list-item>
          <text:p text:style-name="P181"><text:span text:style-name="T182">None of the above</text:span></text:p>
        </text:list-item>
      </text:list>
      <text:p text:style-name="P183"><text:span text:style-name="T184">Ans-&gt;yes</text:span></text:p>
      <text:p text:style-name="P18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WW_CharLFO1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-asian="Roboto" style:font-name-complex="Roboto" fo:font-size="15pt" style:font-size-asian="15pt" style:font-size-complex="15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shivanshmishra209310@outlook.com</dc:creator>
    <meta:creation-date>2022-10-16T06:03:00Z</meta:creation-date>
    <dc:date>2022-10-16T06:03:00Z</dc:date>
    <meta:template xlink:href="Normal" xlink:type="simple"/>
    <meta:editing-cycles>2</meta:editing-cycles>
    <meta:editing-duration>PT60S</meta:editing-duration>
    <meta:document-statistic meta:page-count="5" meta:paragraph-count="3" meta:word-count="295" meta:character-count="1977" meta:row-count="14" meta:non-whitespace-character-count="1685"/>
  </office:meta>
</office:document-meta>
</file>